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24983" officeooo:paragraph-rsid="00024983"/>
    </style:style>
    <style:style style:name="T1" style:family="text">
      <style:text-properties officeooo:rsid="00031d94"/>
    </style:style>
    <style:style style:name="T2" style:family="text">
      <style:text-properties officeooo:rsid="000388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rida D</text:span> Website To-Do:</text:p>
      <text:p text:style-name="P1"/>
      <text:p text:style-name="P1">Home Website: </text:p>
      <text:p text:style-name="P1">- nav hover</text:p>
      <text:p text:style-name="P1">- nav medium</text:p>
      <text:p text:style-name="P1">- contact copy animation / toast implementation</text:p>
      <text:p text:style-name="P1">- contact form scaling</text:p>
      <text:p text:style-name="P1">- <text:span text:style-name="T2">(</text:span>pricing scaling<text:span text:style-name="T2">)</text:span></text:p>
      <text:p text:style-name="P1">- buttons <text:span text:style-name="T2">hover</text:span></text:p>
      <text:p text:style-name="P1"/>
      <text:p text:style-name="P1">- nav scroll</text:p>
      <text:p text:style-name="P1">- other animations</text:p>
      <text:p text:style-name="P1"/>
      <text:p text:style-name="P1">Login website:</text:p>
      <text:p text:style-name="P1">- design</text:p>
      <text:p text:style-name="P1">- cod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30T15:40:44.120000000</meta:creation-date>
    <dc:date>2023-06-01T15:49:33.598000000</dc:date>
    <meta:editing-duration>PT5M11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3" meta:word-count="41" meta:character-count="220" meta:non-whitespace-character-count="191"/>
  </office:meta>
</office:document-meta>
</file>